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table:style-name="Default"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 table:number-rows-repeated="2">
          <table:table-cell table:style-name="Default" table:number-columns-repeated="6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table:style-name="Default"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.00.0000</text:date>, <text:time style:data-style-name="N2" text:time-value="17:25:24.86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21T17:28:15.282000000</dc:date>
    <meta:editing-duration>P5DT17H59M25S</meta:editing-duration>
    <meta:editing-cycles>2236</meta:editing-cycles>
    <meta:document-statistic meta:table-count="5" meta:cell-count="12345" meta:object-count="0"/>
  </office:meta>
</office:document-meta>
</file>